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8.55pt"/>
    </style:style>
    <style:style style:name="co3" style:family="table-column">
      <style:table-column-properties fo:break-before="auto" style:column-width="33.1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6" table:default-cell-style-name="Default"/>
        <table:table-column table:style-name="co3" table:number-columns-repeated="8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mall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mo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MC</text:p>
          </table:table-cell>
          <table:table-cell table:number-columns-repeated="5"/>
          <table:table-cell office:value-type="float" office:value="73" calcext:value-type="float">
            <text:p>73</text:p>
          </table:table-cell>
          <table:table-cell office:value-type="float" office:value="82" calcext:value-type="float">
            <text:p>82</text:p>
          </table:table-cell>
          <table:table-cell table:number-columns-repeated="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2" calcext:value-type="float">
            <text:p>92</text:p>
          </table:table-cell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90" calcext:value-type="float">
            <text:p>90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23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9"/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mo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MC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6"/>
          <table:table-cell office:value-type="float" office:value="97" calcext:value-type="float">
            <text:p>97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52" calcext:value-type="float">
            <text:p>52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0.9" calcext:value-type="float">
            <text:p>0.9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30T19:34:59.775418591</meta:creation-date>
    <dc:date>2017-09-30T22:17:55.571569831</dc:date>
    <meta:editing-duration>PT31M5S</meta:editing-duration>
    <meta:editing-cycles>3</meta:editing-cycles>
    <meta:generator>LibreOffice/5.1.6.2$Linux_X86_64 LibreOffice_project/10m0$Build-2</meta:generator>
    <meta:document-statistic meta:table-count="1" meta:cell-count="82" meta:object-count="0"/>
  </office:meta>
</office:document-meta>
</file>